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pace Grotesk" svg:font-family="'Space Grotesk'"/>
    <style:font-face style:name="Space Grotesk Medium" svg:font-family="'Space Grotesk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e58e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1_5f_2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_5f_1_5f_2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3" style:family="presentation" style:parent-style-name="TITLE_5f_1_5f_2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4" style:family="presentation" style:parent-style-name="TITLE_5f_1_5f_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_5f_1_5f_1_5f_1_5f_1_5f_1_5f_1_5f_1_5f_1_5f_1_5f_1_5f_1_5f_1_5f_1_5f_1_5f_1_5f_1_5f_2_5f_1_5f_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6" style:family="presentation" style:parent-style-name="BLANK_5f_1_5f_1_5f_1_5f_1_5f_1_5f_1_5f_1_5f_1_5f_1_5f_1_5f_1_5f_1_5f_1_5f_1_5f_1_5f_1_5f_2_5f_1_5f_1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7" style:family="presentation" style:parent-style-name="BLANK_5f_1_5f_1_5f_1_5f_1_5f_1_5f_1_5f_1_5f_1_5f_1_5f_1_5f_1_5f_1_5f_1_5f_1_5f_1_5f_1_5f_2_5f_1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8" style:family="presentation" style:parent-style-name="BLANK_5f_1_5f_1_5f_1_5f_1_5f_1_5f_1_5f_1_5f_1_5f_1_5f_1_5f_1_5f_1_5f_1_5f_1_5f_1_5f_1_5f_2_5f_1_5f_1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9" style:family="presentation" style:parent-style-name="BLANK_5f_1_5f_1_5f_1_5f_1_5f_1_5f_1_5f_1_5f_1_5f_1_5f_1_5f_1_5f_1_5f_1_5f_1_5f_1_5f_1_5f_2_5f_1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093cm" style:use-optimal-column-width="false"/>
    </style:style>
    <style:style style:name="co2" style:family="table-column">
      <style:table-column-properties style:column-width="1.097cm" style:use-optimal-column-width="false"/>
    </style:style>
    <style:style style:name="ro1" style:family="table-row">
      <style:table-row-properties style:row-height="1.44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1.11pt solid #000000"/>
    </style:style>
    <style:style style:name="P1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7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5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e7e7e7" style:text-line-through-style="none" style:text-line-through-type="none" style:text-position="0% 100%" style:font-name="Space Grotesk" fo:font-size="77pt" fo:letter-spacing="normal" fo:font-style="normal" style:text-underline-style="none" fo:font-weight="normal" style:font-name-asian="Space Grotesk" style:font-size-asian="77pt" style:font-style-asian="normal" style:font-weight-asian="normal" style:font-name-complex="Space Grotesk" style:font-size-complex="7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pace Grotesk" fo:font-size="26pt" fo:letter-spacing="normal" fo:font-style="normal" style:text-underline-style="none" fo:font-weight="normal" style:font-name-asian="Space Grotesk" style:font-size-asian="26pt" style:font-style-asian="normal" style:font-weight-asian="normal" style:font-name-complex="Space Grotesk" style:font-size-complex="26pt" style:font-style-complex="normal" style:font-weight-complex="normal"/>
    </style:style>
    <style:style style:name="T3" style:family="text">
      <style:text-properties fo:font-variant="normal" fo:text-transform="none" fo:color="#e7e7e7" style:text-line-through-style="none" style:text-line-through-type="none" style:text-position="0% 100%" style:font-name="Space Grotesk Medium" fo:font-size="15pt" fo:letter-spacing="normal" fo:font-style="normal" style:text-underline-style="none" fo:font-weight="normal" style:font-name-asian="Space Grotesk Medium" style:font-size-asian="15pt" style:font-style-asian="normal" style:font-weight-asian="normal" style:font-name-complex="Space Grotesk Medium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Space Grotesk" fo:font-size="54pt" fo:letter-spacing="normal" fo:font-style="normal" style:text-underline-style="none" fo:font-weight="normal" style:font-name-asian="Space Grotesk" style:font-size-asian="54pt" style:font-style-asian="normal" style:font-weight-asian="normal" style:font-name-complex="Space Grotesk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pace Grotesk" fo:font-size="15pt" fo:letter-spacing="normal" fo:font-style="normal" style:text-underline-style="none" fo:font-weight="normal" style:font-name-asian="Space Grotesk" style:font-size-asian="15pt" style:font-style-asian="normal" style:font-weight-asian="normal" style:font-name-complex="Space Grotesk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pace Grotesk Medium" fo:font-size="11pt" fo:letter-spacing="normal" fo:font-style="normal" style:text-underline-style="none" fo:font-weight="normal" style:font-name-asian="Space Grotesk Medium" style:font-size-asian="11pt" style:font-style-asian="normal" style:font-weight-asian="normal" style:font-name-complex="Space Grotesk Medium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pace Grotesk Medium" fo:font-size="8.5pt" fo:letter-spacing="normal" fo:font-style="normal" style:text-underline-style="none" fo:font-weight="normal" style:font-name-asian="Space Grotesk Medium" style:font-size-asian="8.5pt" style:font-style-asian="normal" style:font-weight-asian="normal" style:font-name-complex="Space Grotesk Medium" style:font-size-complex="8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pace Grotesk" fo:font-size="11pt" fo:letter-spacing="normal" fo:font-style="normal" style:text-underline-style="solid" style:text-underline-width="auto" style:text-underline-color="font-color" fo:font-weight="bold" style:font-name-asian="Space Grotesk" style:font-size-asian="11pt" style:font-style-asian="normal" style:font-weight-asian="bold" style:font-name-complex="Space Grotesk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pace Grotesk Medium" fo:font-size="10pt" fo:letter-spacing="normal" fo:font-style="normal" style:text-underline-style="none" fo:font-weight="normal" style:font-name-asian="Space Grotesk Medium" style:font-size-asian="10pt" style:font-style-asian="normal" style:font-weight-asian="normal" style:font-name-complex="Space Grotesk Medium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pace Grotesk" fo:font-size="10pt" fo:letter-spacing="normal" fo:font-style="normal" style:text-underline-style="none" fo:font-weight="bold" style:font-name-asian="Space Grotesk" style:font-size-asian="10pt" style:font-style-asian="normal" style:font-weight-asian="bold" style:font-name-complex="Space Grotesk" style:font-size-complex="1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pace Grotesk" fo:font-size="12pt" fo:letter-spacing="normal" fo:font-style="normal" style:text-underline-style="none" fo:font-weight="normal" style:font-name-asian="Space Grotesk" style:font-size-asian="12pt" style:font-style-asian="normal" style:font-weight-asian="normal" style:font-name-complex="Space Grotesk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7e7e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7e7e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7e7e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Space Grotesk Medium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style:font-name="Space Grotesk Medium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Space Grotesk Medium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Space Grotesk Medium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Space Grotesk Medium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6cm" text:min-label-width="0.81cm"/>
        <style:text-properties style:font-name="Space Grotesk Medium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6cm" text:min-label-width="0.81cm"/>
        <style:text-properties style:font-name="Space Grotesk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ET'S GET TO KNOW EACH OTHER" draw:style-name="dp1" draw:master-page-name="TITLE_5f_1_5f_2">
        <draw:frame draw:name="Google Shape;501;p53" presentation:style-name="pr1" draw:text-style-name="P2" draw:layer="layout" svg:width="14.717cm" svg:height="5.102cm" svg:x="1.944cm" svg:y="2.04cm" presentation:class="title" presentation:user-transformed="true">
          <draw:text-box>
            <text:p text:style-name="P1"><text:span text:style-name="T1">Co-Worker Bingo</text:span></text:p>
          </draw:text-box>
        </draw:frame>
        <draw:frame draw:name="Google Shape;502;p53" presentation:style-name="pr2" draw:text-style-name="P3" draw:layer="layout" svg:width="21.598cm" svg:height="2.402cm" svg:x="1.991cm" svg:y="7.232cm" presentation:class="title" presentation:user-transformed="true">
          <draw:text-box>
            <text:p text:style-name="P1"><text:span text:style-name="T2">Get to know your colleagues - one grid at a time!</text:span></text:p>
          </draw:text-box>
        </draw:frame>
        <draw:frame draw:name="Google Shape;503;p53" presentation:style-name="pr3" draw:text-style-name="P4" draw:layer="layout" svg:width="13.637cm" svg:height="0.917cm" svg:x="1.944cm" svg:y="11.595cm" presentation:class="title" presentation:user-transformed="true">
          <draw:text-box>
            <text:p text:style-name="P1"><text:span text:style-name="T3">LET'S GET TO KNOW EACH OTHER</text:span></text:p>
          </draw:text-box>
        </draw:frame>
        <presentation:notes draw:style-name="dp2">
          <draw:page-thumbnail draw:name="Google Shape;498;g377a6b3ae3f_0_0:notes" draw:style-name="gr1" draw:layer="layout" svg:width="16.932cm" svg:height="9.524cm" svg:x="1.059cm" svg:y="1.905cm" draw:page-number="1" presentation:class="page"/>
          <draw:frame draw:name="Google Shape;499;g377a6b3ae3f_0_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ctions" draw:style-name="dp1" draw:master-page-name="BLANK_5f_1_5f_1_5f_1_5f_1_5f_1_5f_1_5f_1_5f_1_5f_1_5f_1_5f_1_5f_1_5f_1_5f_1_5f_1_5f_1_5f_2_5f_1_5f_1">
        <draw:frame draw:name="Google Shape;508;p54" presentation:style-name="pr5" draw:text-style-name="P2" draw:layer="layout" svg:width="13.016cm" svg:height="5.102cm" svg:x="0.702cm" svg:y="0.663cm" presentation:class="title" presentation:user-transformed="true">
          <draw:text-box>
            <text:p text:style-name="P1"><text:span text:style-name="T4">Instructions</text:span></text:p>
          </draw:text-box>
        </draw:frame>
        <draw:frame draw:name="Google Shape;509;p54" presentation:style-name="pr6" draw:text-style-name="P7" draw:layer="layout" svg:width="6.364cm" svg:height="1.407cm" svg:x="14.418cm" svg:y="0.048cm" presentation:class="subtitle" presentation:user-transformed="true">
          <draw:text-box>
            <text:p text:style-name="P6"><text:span text:style-name="T5">Introduction</text:span></text:p>
          </draw:text-box>
        </draw:frame>
        <draw:frame draw:name="Google Shape;510;p54" presentation:style-name="pr7" draw:text-style-name="P11" draw:layer="layout" svg:width="10.281cm" svg:height="5.622cm" svg:x="14.418cm" svg:y="1.668cm" presentation:class="subtitle" presentation:user-transformed="true">
          <draw:text-box>
            <text:list text:style-name="L6">
              <text:list-item>
                <text:p text:style-name="P8"><text:span text:style-name="T6">Each person will receive a bingo sheet with interesting facts of your colleagues</text:span></text:p>
              </text:list-item>
              <text:list-item>
                <text:p text:style-name="P8"><text:span text:style-name="T6">Facts can either be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6">Generic and apply to multiple people</text:span></text:p>
                  </text:list-item>
                </text:list>
              </text:list-item>
            </text:list>
            <text:p text:style-name="P9"><text:span text:style-name="T6">E.g. Owns a dog</text:span></text:p>
            <text:list text:style-name="L8">
              <text:list-item>
                <text:list>
                  <text:list-item>
                    <text:p text:style-name="P10"><text:span text:style-name="T6">Unique to a person </text:span></text:p>
                  </text:list-item>
                </text:list>
              </text:list-item>
            </text:list>
            <text:p text:style-name="P9"><text:span text:style-name="T6">E.g. Can juggle while riding a unicycle </text:span></text:p>
            <text:list text:style-name="L7">
              <text:list-item>
                <text:p text:style-name="P10"><text:span text:style-name="T6">Mingle around and find out who the facts belong to!</text:span></text:p>
              </text:list-item>
            </text:list>
            <text:p text:style-name="P10"><text:span text:style-name="T7"/></text:p>
          </draw:text-box>
        </draw:frame>
        <draw:frame draw:name="Google Shape;511;p54" presentation:style-name="pr6" draw:text-style-name="P7" draw:layer="layout" svg:width="6.364cm" svg:height="1.407cm" svg:x="14.418cm" svg:y="7.059cm" presentation:class="subtitle" presentation:user-transformed="true">
          <draw:text-box>
            <text:p text:style-name="P6"><text:span text:style-name="T5">Rules</text:span></text:p>
          </draw:text-box>
        </draw:frame>
        <draw:frame draw:name="Google Shape;512;p54" presentation:style-name="pr8" draw:text-style-name="P11" draw:layer="layout" svg:width="8.774cm" svg:height="5.967cm" svg:x="14.418cm" svg:y="8.671cm" presentation:class="subtitle" presentation:user-transformed="true">
          <draw:text-box>
            <text:list text:style-name="L6">
              <text:list-item>
                <text:p text:style-name="P8"><text:span text:style-name="T6">Time limit: 15 minutes</text:span></text:p>
              </text:list-item>
              <text:list-item>
                <text:p text:style-name="P8"><text:span text:style-name="T6">Scoring criteria: Number of completed rows/columns/diagonals. Tiebreaker is the total number of cells completed</text:span></text:p>
              </text:list-item>
              <text:list-item>
                <text:p text:style-name="P8"><text:span text:style-name="T6">Each person can only sign on another’s bingo sheet </text:span><text:span text:style-name="T8">once</text:span><text:span text:style-name="T6"> - so plan wisely</text:span></text:p>
              </text:list-item>
              <text:list-item>
                <text:p text:style-name="P8"><text:span text:style-name="T6">Ok to sign on a cell even though you did not provide that particular fact yourself - as long as it is true for you</text:span></text:p>
              </text:list-item>
            </text:list>
            <text:p text:style-name="P10"><text:span text:style-name="T9"/></text:p>
          </draw:text-box>
        </draw:frame>
        <draw:frame draw:name="Google Shape;513;p54" presentation:style-name="pr6" draw:text-style-name="P7" draw:layer="layout" svg:width="6.364cm" svg:height="1.407cm" svg:x="1.552cm" svg:y="10.046cm" presentation:class="subtitle" presentation:user-transformed="true">
          <draw:text-box>
            <text:p text:style-name="P6"><text:span text:style-name="T5">Prizes</text:span></text:p>
          </draw:text-box>
        </draw:frame>
        <draw:frame draw:name="Google Shape;514;p54" presentation:style-name="pr8" draw:text-style-name="P11" draw:layer="layout" svg:width="8.774cm" svg:height="4.806cm" svg:x="1.12cm" svg:y="11.713cm" presentation:class="subtitle" presentation:user-transformed="true">
          <draw:text-box>
            <text:list text:style-name="L11">
              <text:list-item>
                <text:p text:style-name="P8"><text:span text:style-name="T10">1st Prize:</text:span></text:p>
              </text:list-item>
            </text:list>
            <text:list text:style-name="L12">
              <text:list-item>
                <text:p text:style-name="P8"><text:span text:style-name="T10">2nd Prize:</text:span></text:p>
              </text:list-item>
              <text:list-item>
                <text:p text:style-name="P8"><text:span text:style-name="T10">3rd Prize:</text:span></text:p>
              </text:list-item>
              <text:list-item>
                <text:p text:style-name="P8"><text:span text:style-name="T10">…</text:span></text:p>
              </text:list-item>
            </text:list>
            <text:p text:style-name="P10"><text:span text:style-name="T9"/></text:p>
          </draw:text-box>
        </draw:frame>
        <draw:frame draw:name="Google Shape;515;p54" draw:style-name="standard" draw:layer="layout" svg:width="6.561cm" svg:height="8.657cm" svg:x="0.92cm" svg:y="3.4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Google Shape;516;p54" draw:style-name="gr2" draw:text-style-name="P12" draw:layer="layout" svg:width="6.214cm" svg:height="0.723cm" svg:x="1.118cm" svg:y="3.647cm">
          <text:p/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517;p54" draw:style-name="gr2" draw:text-style-name="P12" draw:layer="layout" svg:width="6.214cm" svg:height="0.723cm" draw:transform="rotate (-1.5707963267949) translate (1.844cm 3.572cm)">
          <text:p/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518;p54" draw:style-name="gr2" draw:text-style-name="P12" draw:layer="layout" svg:width="8.558cm" svg:height="0.769cm" draw:transform="rotate (-0.785398163397448) translate (1.33cm 3.444cm)">
          <text:p/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frame draw:name="Google Shape;519;p54" presentation:style-name="pr6" draw:text-style-name="P7" draw:layer="layout" svg:width="4.187cm" svg:height="1.611cm" svg:x="7.863cm" svg:y="6.858cm" presentation:class="subtitle" presentation:user-transformed="true">
          <draw:text-box>
            <text:p text:style-name="P6"><text:span text:style-name="T11">Example of completed rows/cols/diagonals</text:span></text:p>
          </draw:text-box>
        </draw:frame>
        <presentation:notes draw:style-name="dp2">
          <draw:page-thumbnail draw:name="Google Shape;505;g377a6b3ae3f_0_454:notes" draw:style-name="gr1" draw:layer="layout" svg:width="16.932cm" svg:height="9.524cm" svg:x="1.059cm" svg:y="1.905cm" draw:page-number="2" presentation:class="page"/>
          <draw:frame draw:name="Google Shape;506;g377a6b3ae3f_0_45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pace Grotesk" svg:font-family="'Space Grotesk'"/>
    <style:font-face style:name="Space Grotesk Medium" svg:font-family="'Space Grotesk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_5f_2-background" style:display-name="TITLE_1_2-background" style:family="presentation">
      <style:graphic-properties draw:stroke="none" draw:fill="solid" draw:fill-color="#000000"/>
      <style:text-properties style:letter-kerning="true"/>
    </style:style>
    <style:style style:name="TITLE_5f_1_5f_2-backgroundobjects" style:display-name="TITLE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2-notes" style:display-name="TITLE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2-outline1" style:display-name="TITLE_1_2-outline1" style:family="presentation">
      <style:graphic-properties draw:stroke="none" draw:fill="none" draw:auto-grow-height="false" draw:fit-to-size="shrink-to-fit" style:shrink-to-fit="true">
        <text:list-style style:name="TITLE_5f_1_5f_2-outline1" style:display-name="TITLE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2-outline2" style:display-name="TITLE_1_2-outline2" style:family="presentation" style:parent-style-name="TITLE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2-outline3" style:display-name="TITLE_1_2-outline3" style:family="presentation" style:parent-style-name="TITLE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2-outline4" style:display-name="TITLE_1_2-outline4" style:family="presentation" style:parent-style-name="TITLE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2-outline5" style:display-name="TITLE_1_2-outline5" style:family="presentation" style:parent-style-name="TITLE_5f_1_5f_2-outline4">
      <style:paragraph-properties fo:margin-top="0.1cm" fo:margin-bottom="0cm"/>
      <style:text-properties fo:font-size="20pt" style:font-size-asian="20pt" style:font-size-complex="20pt"/>
    </style:style>
    <style:style style:name="TITLE_5f_1_5f_2-outline6" style:display-name="TITLE_1_2-outline6" style:family="presentation" style:parent-style-name="TITLE_5f_1_5f_2-outline5">
      <style:paragraph-properties fo:margin-top="0.1cm" fo:margin-bottom="0cm"/>
      <style:text-properties fo:font-size="20pt" style:font-size-asian="20pt" style:font-size-complex="20pt"/>
    </style:style>
    <style:style style:name="TITLE_5f_1_5f_2-outline7" style:display-name="TITLE_1_2-outline7" style:family="presentation" style:parent-style-name="TITLE_5f_1_5f_2-outline6">
      <style:paragraph-properties fo:margin-top="0.1cm" fo:margin-bottom="0cm"/>
      <style:text-properties fo:font-size="20pt" style:font-size-asian="20pt" style:font-size-complex="20pt"/>
    </style:style>
    <style:style style:name="TITLE_5f_1_5f_2-outline8" style:display-name="TITLE_1_2-outline8" style:family="presentation" style:parent-style-name="TITLE_5f_1_5f_2-outline7">
      <style:paragraph-properties fo:margin-top="0.1cm" fo:margin-bottom="0cm"/>
      <style:text-properties fo:font-size="20pt" style:font-size-asian="20pt" style:font-size-complex="20pt"/>
    </style:style>
    <style:style style:name="TITLE_5f_1_5f_2-outline9" style:display-name="TITLE_1_2-outline9" style:family="presentation" style:parent-style-name="TITLE_5f_1_5f_2-outline8">
      <style:paragraph-properties fo:margin-top="0.1cm" fo:margin-bottom="0cm"/>
      <style:text-properties fo:font-size="20pt" style:font-size-asian="20pt" style:font-size-complex="20pt"/>
    </style:style>
    <style:style style:name="TITLE_5f_1_5f_2-subtitle" style:display-name="TITLE_1_2-subtitle" style:family="presentation">
      <style:graphic-properties draw:stroke="none" draw:fill="none" draw:textarea-vertical-align="middle">
        <text:list-style style:name="TITLE_5f_1_5f_2-subtitle" style:display-name="TITLE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2-title" style:display-name="TITLE_1_2-title" style:family="presentation">
      <style:graphic-properties draw:stroke="none" draw:fill="none" draw:textarea-vertical-align="middle">
        <text:list-style style:name="TITLE_5f_1_5f_2-title" style:display-name="TITLE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_5f_1_5f_1_5f_1_5f_1_5f_1_5f_2_5f_1_5f_1-background" style:display-name="BLANK_1_1_1_1_1_1_1_1_1_1_1_1_1_1_1_1_2_1_1-background" style:family="presentation">
      <style:graphic-properties draw:stroke="none" draw:fill="solid" draw:fill-color="#e7e7e7"/>
      <style:text-properties style:letter-kerning="true"/>
    </style:style>
    <style:style style:name="BLANK_5f_1_5f_1_5f_1_5f_1_5f_1_5f_1_5f_1_5f_1_5f_1_5f_1_5f_1_5f_1_5f_1_5f_1_5f_1_5f_1_5f_2_5f_1_5f_1-backgroundobjects" style:display-name="BLANK_1_1_1_1_1_1_1_1_1_1_1_1_1_1_1_1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_5f_1_5f_1_5f_1_5f_1_5f_1_5f_1_5f_1_5f_1_5f_1_5f_2_5f_1_5f_1-notes" style:display-name="BLANK_1_1_1_1_1_1_1_1_1_1_1_1_1_1_1_1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_5f_1_5f_1_5f_1_5f_1_5f_1_5f_2_5f_1_5f_1-outline1" style:display-name="BLANK_1_1_1_1_1_1_1_1_1_1_1_1_1_1_1_1_2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_5f_1_5f_1_5f_1_5f_1_5f_1_5f_1_5f_1_5f_1_5f_1_5f_2_5f_1_5f_1-outline1" style:display-name="BLANK_1_1_1_1_1_1_1_1_1_1_1_1_1_1_1_1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_5f_1_5f_1_5f_1_5f_1_5f_1_5f_2_5f_1_5f_1-outline2" style:display-name="BLANK_1_1_1_1_1_1_1_1_1_1_1_1_1_1_1_1_2_1_1-outline2" style:family="presentation" style:parent-style-name="BLANK_5f_1_5f_1_5f_1_5f_1_5f_1_5f_1_5f_1_5f_1_5f_1_5f_1_5f_1_5f_1_5f_1_5f_1_5f_1_5f_1_5f_2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_5f_1_5f_1_5f_1_5f_1_5f_1_5f_2_5f_1_5f_1-outline3" style:display-name="BLANK_1_1_1_1_1_1_1_1_1_1_1_1_1_1_1_1_2_1_1-outline3" style:family="presentation" style:parent-style-name="BLANK_5f_1_5f_1_5f_1_5f_1_5f_1_5f_1_5f_1_5f_1_5f_1_5f_1_5f_1_5f_1_5f_1_5f_1_5f_1_5f_1_5f_2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_5f_1_5f_1_5f_1_5f_1_5f_1_5f_2_5f_1_5f_1-outline4" style:display-name="BLANK_1_1_1_1_1_1_1_1_1_1_1_1_1_1_1_1_2_1_1-outline4" style:family="presentation" style:parent-style-name="BLANK_5f_1_5f_1_5f_1_5f_1_5f_1_5f_1_5f_1_5f_1_5f_1_5f_1_5f_1_5f_1_5f_1_5f_1_5f_1_5f_1_5f_2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_5f_1_5f_1_5f_1_5f_1_5f_1_5f_2_5f_1_5f_1-outline5" style:display-name="BLANK_1_1_1_1_1_1_1_1_1_1_1_1_1_1_1_1_2_1_1-outline5" style:family="presentation" style:parent-style-name="BLANK_5f_1_5f_1_5f_1_5f_1_5f_1_5f_1_5f_1_5f_1_5f_1_5f_1_5f_1_5f_1_5f_1_5f_1_5f_1_5f_1_5f_2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_5f_1_5f_1_5f_1_5f_1_5f_1_5f_2_5f_1_5f_1-outline6" style:display-name="BLANK_1_1_1_1_1_1_1_1_1_1_1_1_1_1_1_1_2_1_1-outline6" style:family="presentation" style:parent-style-name="BLANK_5f_1_5f_1_5f_1_5f_1_5f_1_5f_1_5f_1_5f_1_5f_1_5f_1_5f_1_5f_1_5f_1_5f_1_5f_1_5f_1_5f_2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_5f_1_5f_1_5f_1_5f_1_5f_1_5f_2_5f_1_5f_1-outline7" style:display-name="BLANK_1_1_1_1_1_1_1_1_1_1_1_1_1_1_1_1_2_1_1-outline7" style:family="presentation" style:parent-style-name="BLANK_5f_1_5f_1_5f_1_5f_1_5f_1_5f_1_5f_1_5f_1_5f_1_5f_1_5f_1_5f_1_5f_1_5f_1_5f_1_5f_1_5f_2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_5f_1_5f_1_5f_1_5f_1_5f_1_5f_2_5f_1_5f_1-outline8" style:display-name="BLANK_1_1_1_1_1_1_1_1_1_1_1_1_1_1_1_1_2_1_1-outline8" style:family="presentation" style:parent-style-name="BLANK_5f_1_5f_1_5f_1_5f_1_5f_1_5f_1_5f_1_5f_1_5f_1_5f_1_5f_1_5f_1_5f_1_5f_1_5f_1_5f_1_5f_2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_5f_1_5f_1_5f_1_5f_1_5f_1_5f_2_5f_1_5f_1-outline9" style:display-name="BLANK_1_1_1_1_1_1_1_1_1_1_1_1_1_1_1_1_2_1_1-outline9" style:family="presentation" style:parent-style-name="BLANK_5f_1_5f_1_5f_1_5f_1_5f_1_5f_1_5f_1_5f_1_5f_1_5f_1_5f_1_5f_1_5f_1_5f_1_5f_1_5f_1_5f_2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_5f_1_5f_1_5f_1_5f_1_5f_1_5f_2_5f_1_5f_1-subtitle" style:display-name="BLANK_1_1_1_1_1_1_1_1_1_1_1_1_1_1_1_1_2_1_1-subtitle" style:family="presentation">
      <style:graphic-properties draw:stroke="none" draw:fill="none" draw:textarea-vertical-align="middle">
        <text:list-style style:name="BLANK_5f_1_5f_1_5f_1_5f_1_5f_1_5f_1_5f_1_5f_1_5f_1_5f_1_5f_1_5f_1_5f_1_5f_1_5f_1_5f_1_5f_2_5f_1_5f_1-subtitle" style:display-name="BLANK_1_1_1_1_1_1_1_1_1_1_1_1_1_1_1_1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_5f_1_5f_1_5f_1_5f_1_5f_1_5f_2_5f_1_5f_1-title" style:display-name="BLANK_1_1_1_1_1_1_1_1_1_1_1_1_1_1_1_1_2_1_1-title" style:family="presentation">
      <style:graphic-properties draw:stroke="none" draw:fill="none" draw:textarea-vertical-align="middle">
        <text:list-style style:name="BLANK_5f_1_5f_1_5f_1_5f_1_5f_1_5f_1_5f_1_5f_1_5f_1_5f_1_5f_1_5f_1_5f_1_5f_1_5f_1_5f_1_5f_2_5f_1_5f_1-title" style:display-name="BLANK_1_1_1_1_1_1_1_1_1_1_1_1_1_1_1_1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e7e7e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e58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6b5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2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1_5f_2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1_5f_2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5f_1_5f_1_5f_1_5f_1_5f_1_5f_1_5f_1_5f_1_5f_1_5f_1_5f_1_5f_1_5f_1_5f_1_5f_1_5f_1_5f_2_5f_1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5f_1_5f_1_5f_1_5f_1_5f_1_5f_1_5f_1_5f_1_5f_1_5f_1_5f_1_5f_1_5f_1_5f_1_5f_1_5f_1_5f_2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e58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6b5d3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269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1_5f_2" style:display-name="TITLE_1_2" style:page-layout-name="PM1" draw:style-name="Mdp1">
      <draw:frame draw:name="Google Shape;55;p14" presentation:style-name="TITLE_5f_1_5f_2-title" draw:layer="backgroundobjects" svg:width="21.598cm" svg:height="2.402cm" svg:x="1.991cm" svg:y="7.232cm" presentation:class="title" presentation:placeholder="true" presentation:user-transformed="true">
        <draw:text-box/>
      </draw:frame>
      <draw:frame draw:name="Google Shape;56;p14" presentation:style-name="TITLE_5f_1_5f_2-title" draw:layer="backgroundobjects" svg:width="13.637cm" svg:height="0.917cm" svg:x="1.944cm" svg:y="11.595cm" presentation:class="title" presentation:placeholder="true" presentation:user-transformed="true">
        <draw:text-box/>
      </draw:frame>
      <draw:frame draw:name="Google Shape;57;p14" presentation:style-name="TITLE_5f_1_5f_2-title" draw:layer="backgroundobjects" svg:width="21.314cm" svg:height="1.883cm" svg:x="1.991cm" svg:y="9.609cm" presentation:class="title" presentation:placeholder="true" presentation:user-transformed="true">
        <draw:text-box/>
      </draw:frame>
      <draw:frame draw:name="Google Shape;58;p14" presentation:style-name="TITLE_5f_1_5f_2-title" draw:layer="backgroundobjects" svg:width="11.941cm" svg:height="5.102cm" svg:x="1.944cm" svg:y="2.04cm" presentation:class="title" presentation:placeholder="true" presentation:user-transformed="true">
        <draw:text-box/>
      </draw:frame>
      <draw:g draw:name="Google Shape;59;p14">
        <draw:custom-shape draw:name="Google Shape;60;p14" draw:style-name="Mgr3" draw:text-style-name="MP5" draw:layer="layout" svg:width="0.096cm" svg:height="0.096cm" svg:x="19.089cm" svg:y="1.393cm">
          <text:p/>
          <draw:enhanced-geometry draw:mirror-horizontal="false" draw:mirror-vertical="false" drawooo:sub-view-size="24859 24859" draw:text-areas="0 0 ?f0 ?f1" svg:viewBox="0 0 0 0" draw:type="ooxml-non-primitive" draw:enhanced-path="M 0 1 L 0 24859 24858 24859 24858 1 Z N">
            <draw:equation draw:name="f0" draw:formula="logwidth"/>
            <draw:equation draw:name="f1" draw:formula="logheight"/>
          </draw:enhanced-geometry>
        </draw:custom-shape>
        <draw:custom-shape draw:name="Google Shape;61;p14" draw:style-name="Mgr3" draw:text-style-name="MP5" draw:layer="layout" svg:width="0.096cm" svg:height="0.096cm" svg:x="19.378cm" svg:y="1.393cm">
          <text:p/>
          <draw:enhanced-geometry draw:mirror-horizontal="false" draw:mirror-vertical="false" drawooo:sub-view-size="24859 24859" draw:text-areas="0 0 ?f0 ?f1" svg:viewBox="0 0 0 0" draw:type="ooxml-non-primitive" draw:enhanced-path="M 0 1 L 0 24859 24858 24859 24858 1 Z N">
            <draw:equation draw:name="f0" draw:formula="logwidth"/>
            <draw:equation draw:name="f1" draw:formula="logheight"/>
          </draw:enhanced-geometry>
        </draw:custom-shape>
        <draw:custom-shape draw:name="Google Shape;62;p14" draw:style-name="Mgr3" draw:text-style-name="MP5" draw:layer="layout" svg:width="0.096cm" svg:height="0.096cm" svg:x="19.089cm" svg:y="1.539cm">
          <text:p/>
          <draw:enhanced-geometry draw:mirror-horizontal="false" draw:mirror-vertical="false" drawooo:sub-view-size="24859 24859" draw:text-areas="0 0 ?f0 ?f1" svg:viewBox="0 0 0 0" draw:type="ooxml-non-primitive" draw:enhanced-path="M 0 1 L 0 24858 24858 24858 24858 1 Z N">
            <draw:equation draw:name="f0" draw:formula="logwidth"/>
            <draw:equation draw:name="f1" draw:formula="logheight"/>
          </draw:enhanced-geometry>
        </draw:custom-shape>
        <draw:custom-shape draw:name="Google Shape;63;p14" draw:style-name="Mgr3" draw:text-style-name="MP5" draw:layer="layout" svg:width="0.095cm" svg:height="0.095cm" svg:x="19.121cm" svg:y="1.57cm">
          <text:p/>
          <draw:enhanced-geometry draw:mirror-horizontal="false" draw:mirror-vertical="false" drawooo:sub-view-size="24627 24627" draw:text-areas="0 0 ?f0 ?f1" svg:viewBox="0 0 0 0" draw:type="ooxml-non-primitive" draw:enhanced-path="M 1 1 L 1 24626 24626 24626 24626 1 Z N">
            <draw:equation draw:name="f0" draw:formula="logwidth"/>
            <draw:equation draw:name="f1" draw:formula="logheight"/>
          </draw:enhanced-geometry>
        </draw:custom-shape>
        <draw:custom-shape draw:name="Google Shape;64;p14" draw:style-name="Mgr3" draw:text-style-name="MP5" draw:layer="layout" svg:width="0.274cm" svg:height="0.096cm" svg:x="19.152cm" svg:y="1.603cm">
          <text:p/>
          <draw:enhanced-geometry draw:mirror-horizontal="false" draw:mirror-vertical="false" drawooo:sub-view-size="70393 24858" draw:text-areas="0 0 ?f0 ?f1" svg:viewBox="0 0 0 0" draw:type="ooxml-non-primitive" draw:enhanced-path="M 0 0 L 0 24858 70392 24858 70392 0 Z N">
            <draw:equation draw:name="f0" draw:formula="logwidth"/>
            <draw:equation draw:name="f1" draw:formula="logheight"/>
          </draw:enhanced-geometry>
        </draw:custom-shape>
        <draw:custom-shape draw:name="Google Shape;65;p14" draw:style-name="Mgr3" draw:text-style-name="MP5" draw:layer="layout" svg:width="0.095cm" svg:height="0.095cm" svg:x="19.347cm" svg:y="1.57cm">
          <text:p/>
          <draw:enhanced-geometry draw:mirror-horizontal="false" draw:mirror-vertical="false" drawooo:sub-view-size="24626 24627" draw:text-areas="0 0 ?f0 ?f1" svg:viewBox="0 0 0 0" draw:type="ooxml-non-primitive" draw:enhanced-path="M 0 1 L 0 24626 24626 24626 24626 1 Z N">
            <draw:equation draw:name="f0" draw:formula="logwidth"/>
            <draw:equation draw:name="f1" draw:formula="logheight"/>
          </draw:enhanced-geometry>
        </draw:custom-shape>
        <draw:custom-shape draw:name="Google Shape;66;p14" draw:style-name="Mgr3" draw:text-style-name="MP5" draw:layer="layout" svg:width="0.096cm" svg:height="0.096cm" svg:x="19.378cm" svg:y="1.539cm">
          <text:p/>
          <draw:enhanced-geometry draw:mirror-horizontal="false" draw:mirror-vertical="false" drawooo:sub-view-size="24859 24859" draw:text-areas="0 0 ?f0 ?f1" svg:viewBox="0 0 0 0" draw:type="ooxml-non-primitive" draw:enhanced-path="M 0 1 L 0 24858 24858 24858 24858 1 Z N">
            <draw:equation draw:name="f0" draw:formula="logwidth"/>
            <draw:equation draw:name="f1" draw:formula="logheight"/>
          </draw:enhanced-geometry>
        </draw:custom-shape>
      </draw:g>
      <draw:g draw:name="Google Shape;67;p14">
        <draw:custom-shape draw:name="Google Shape;68;p14" draw:style-name="Mgr4" draw:text-style-name="MP6" draw:layer="layout" svg:width="0.096cm" svg:height="0.096cm" svg:x="20.882cm" svg:y="4.802cm">
          <text:p/>
          <draw:enhanced-geometry draw:mirror-horizontal="false" draw:mirror-vertical="false" drawooo:sub-view-size="24859 24859" draw:text-areas="0 0 ?f0 ?f1" svg:viewBox="0 0 0 0" draw:type="ooxml-non-primitive" draw:enhanced-path="M 0 1 L 0 24859 24858 24859 24858 1 Z N">
            <draw:equation draw:name="f0" draw:formula="logwidth"/>
            <draw:equation draw:name="f1" draw:formula="logheight"/>
          </draw:enhanced-geometry>
        </draw:custom-shape>
        <draw:custom-shape draw:name="Google Shape;69;p14" draw:style-name="Mgr4" draw:text-style-name="MP6" draw:layer="layout" svg:width="0.096cm" svg:height="0.096cm" svg:x="21.172cm" svg:y="4.802cm">
          <text:p/>
          <draw:enhanced-geometry draw:mirror-horizontal="false" draw:mirror-vertical="false" drawooo:sub-view-size="24859 24859" draw:text-areas="0 0 ?f0 ?f1" svg:viewBox="0 0 0 0" draw:type="ooxml-non-primitive" draw:enhanced-path="M 0 1 L 0 24859 24858 24859 24858 1 Z N">
            <draw:equation draw:name="f0" draw:formula="logwidth"/>
            <draw:equation draw:name="f1" draw:formula="logheight"/>
          </draw:enhanced-geometry>
        </draw:custom-shape>
        <draw:custom-shape draw:name="Google Shape;70;p14" draw:style-name="Mgr4" draw:text-style-name="MP6" draw:layer="layout" svg:width="0.096cm" svg:height="0.096cm" svg:x="20.882cm" svg:y="4.948cm">
          <text:p/>
          <draw:enhanced-geometry draw:mirror-horizontal="false" draw:mirror-vertical="false" drawooo:sub-view-size="24859 24859" draw:text-areas="0 0 ?f0 ?f1" svg:viewBox="0 0 0 0" draw:type="ooxml-non-primitive" draw:enhanced-path="M 0 1 L 0 24858 24858 24858 24858 1 Z N">
            <draw:equation draw:name="f0" draw:formula="logwidth"/>
            <draw:equation draw:name="f1" draw:formula="logheight"/>
          </draw:enhanced-geometry>
        </draw:custom-shape>
        <draw:custom-shape draw:name="Google Shape;71;p14" draw:style-name="Mgr4" draw:text-style-name="MP6" draw:layer="layout" svg:width="0.095cm" svg:height="0.095cm" svg:x="20.915cm" svg:y="4.98cm">
          <text:p/>
          <draw:enhanced-geometry draw:mirror-horizontal="false" draw:mirror-vertical="false" drawooo:sub-view-size="24627 24627" draw:text-areas="0 0 ?f0 ?f1" svg:viewBox="0 0 0 0" draw:type="ooxml-non-primitive" draw:enhanced-path="M 1 1 L 1 24626 24626 24626 24626 1 Z N">
            <draw:equation draw:name="f0" draw:formula="logwidth"/>
            <draw:equation draw:name="f1" draw:formula="logheight"/>
          </draw:enhanced-geometry>
        </draw:custom-shape>
        <draw:custom-shape draw:name="Google Shape;72;p14" draw:style-name="Mgr4" draw:text-style-name="MP6" draw:layer="layout" svg:width="0.274cm" svg:height="0.096cm" svg:x="20.946cm" svg:y="5.012cm">
          <text:p/>
          <draw:enhanced-geometry draw:mirror-horizontal="false" draw:mirror-vertical="false" drawooo:sub-view-size="70393 24858" draw:text-areas="0 0 ?f0 ?f1" svg:viewBox="0 0 0 0" draw:type="ooxml-non-primitive" draw:enhanced-path="M 0 0 L 0 24858 70392 24858 70392 0 Z N">
            <draw:equation draw:name="f0" draw:formula="logwidth"/>
            <draw:equation draw:name="f1" draw:formula="logheight"/>
          </draw:enhanced-geometry>
        </draw:custom-shape>
        <draw:custom-shape draw:name="Google Shape;73;p14" draw:style-name="Mgr4" draw:text-style-name="MP6" draw:layer="layout" svg:width="0.095cm" svg:height="0.095cm" svg:x="21.14cm" svg:y="4.98cm">
          <text:p/>
          <draw:enhanced-geometry draw:mirror-horizontal="false" draw:mirror-vertical="false" drawooo:sub-view-size="24626 24627" draw:text-areas="0 0 ?f0 ?f1" svg:viewBox="0 0 0 0" draw:type="ooxml-non-primitive" draw:enhanced-path="M 0 1 L 0 24626 24626 24626 24626 1 Z N">
            <draw:equation draw:name="f0" draw:formula="logwidth"/>
            <draw:equation draw:name="f1" draw:formula="logheight"/>
          </draw:enhanced-geometry>
        </draw:custom-shape>
        <draw:custom-shape draw:name="Google Shape;74;p14" draw:style-name="Mgr4" draw:text-style-name="MP6" draw:layer="layout" svg:width="0.096cm" svg:height="0.096cm" svg:x="21.172cm" svg:y="4.948cm">
          <text:p/>
          <draw:enhanced-geometry draw:mirror-horizontal="false" draw:mirror-vertical="false" drawooo:sub-view-size="24859 24859" draw:text-areas="0 0 ?f0 ?f1" svg:viewBox="0 0 0 0" draw:type="ooxml-non-primitive" draw:enhanced-path="M 0 1 L 0 24858 24858 24858 24858 1 Z N">
            <draw:equation draw:name="f0" draw:formula="logwidth"/>
            <draw:equation draw:name="f1" draw:formula="logheight"/>
          </draw:enhanced-geometry>
        </draw:custom-shape>
      </draw:g>
      <draw:g draw:name="Google Shape;75;p14">
        <draw:custom-shape draw:name="Google Shape;76;p14" draw:style-name="Mgr5" draw:text-style-name="MP7" draw:layer="layout" svg:width="0.096cm" svg:height="0.096cm" svg:x="11.848cm" svg:y="11.878cm">
          <text:p/>
          <draw:enhanced-geometry draw:mirror-horizontal="false" draw:mirror-vertical="false" drawooo:sub-view-size="24859 24859" draw:text-areas="0 0 ?f0 ?f1" svg:viewBox="0 0 0 0" draw:type="ooxml-non-primitive" draw:enhanced-path="M 0 1 L 0 24859 24858 24859 24858 1 Z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Mgr5" draw:text-style-name="MP7" draw:layer="layout" svg:width="0.096cm" svg:height="0.096cm" svg:x="12.137cm" svg:y="11.878cm">
          <text:p/>
          <draw:enhanced-geometry draw:mirror-horizontal="false" draw:mirror-vertical="false" drawooo:sub-view-size="24859 24859" draw:text-areas="0 0 ?f0 ?f1" svg:viewBox="0 0 0 0" draw:type="ooxml-non-primitive" draw:enhanced-path="M 0 1 L 0 24859 24858 24859 24858 1 Z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Mgr5" draw:text-style-name="MP7" draw:layer="layout" svg:width="0.096cm" svg:height="0.096cm" svg:x="11.848cm" svg:y="12.023cm">
          <text:p/>
          <draw:enhanced-geometry draw:mirror-horizontal="false" draw:mirror-vertical="false" drawooo:sub-view-size="24859 24859" draw:text-areas="0 0 ?f0 ?f1" svg:viewBox="0 0 0 0" draw:type="ooxml-non-primitive" draw:enhanced-path="M 0 1 L 0 24858 24858 24858 24858 1 Z N">
            <draw:equation draw:name="f0" draw:formula="logwidth"/>
            <draw:equation draw:name="f1" draw:formula="logheight"/>
          </draw:enhanced-geometry>
        </draw:custom-shape>
        <draw:custom-shape draw:name="Google Shape;79;p14" draw:style-name="Mgr5" draw:text-style-name="MP7" draw:layer="layout" svg:width="0.095cm" svg:height="0.095cm" svg:x="11.88cm" svg:y="12.055cm">
          <text:p/>
          <draw:enhanced-geometry draw:mirror-horizontal="false" draw:mirror-vertical="false" drawooo:sub-view-size="24627 24627" draw:text-areas="0 0 ?f0 ?f1" svg:viewBox="0 0 0 0" draw:type="ooxml-non-primitive" draw:enhanced-path="M 1 1 L 1 24626 24626 24626 24626 1 Z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Mgr5" draw:text-style-name="MP7" draw:layer="layout" svg:width="0.274cm" svg:height="0.096cm" svg:x="11.911cm" svg:y="12.087cm">
          <text:p/>
          <draw:enhanced-geometry draw:mirror-horizontal="false" draw:mirror-vertical="false" drawooo:sub-view-size="70393 24858" draw:text-areas="0 0 ?f0 ?f1" svg:viewBox="0 0 0 0" draw:type="ooxml-non-primitive" draw:enhanced-path="M 0 0 L 0 24858 70392 24858 70392 0 Z N">
            <draw:equation draw:name="f0" draw:formula="logwidth"/>
            <draw:equation draw:name="f1" draw:formula="logheight"/>
          </draw:enhanced-geometry>
        </draw:custom-shape>
        <draw:custom-shape draw:name="Google Shape;81;p14" draw:style-name="Mgr5" draw:text-style-name="MP7" draw:layer="layout" svg:width="0.095cm" svg:height="0.095cm" svg:x="12.106cm" svg:y="12.055cm">
          <text:p/>
          <draw:enhanced-geometry draw:mirror-horizontal="false" draw:mirror-vertical="false" drawooo:sub-view-size="24626 24627" draw:text-areas="0 0 ?f0 ?f1" svg:viewBox="0 0 0 0" draw:type="ooxml-non-primitive" draw:enhanced-path="M 0 1 L 0 24626 24626 24626 24626 1 Z N">
            <draw:equation draw:name="f0" draw:formula="logwidth"/>
            <draw:equation draw:name="f1" draw:formula="logheight"/>
          </draw:enhanced-geometry>
        </draw:custom-shape>
        <draw:custom-shape draw:name="Google Shape;82;p14" draw:style-name="Mgr5" draw:text-style-name="MP7" draw:layer="layout" svg:width="0.096cm" svg:height="0.096cm" svg:x="12.137cm" svg:y="12.023cm">
          <text:p/>
          <draw:enhanced-geometry draw:mirror-horizontal="false" draw:mirror-vertical="false" drawooo:sub-view-size="24859 24859" draw:text-areas="0 0 ?f0 ?f1" svg:viewBox="0 0 0 0" draw:type="ooxml-non-primitive" draw:enhanced-path="M 0 1 L 0 24858 24858 24858 24858 1 Z N">
            <draw:equation draw:name="f0" draw:formula="logwidth"/>
            <draw:equation draw:name="f1" draw:formula="logheight"/>
          </draw:enhanced-geometry>
        </draw:custom-shape>
      </draw:g>
      <draw:frame presentation:style-name="TITLE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_5f_2-title" draw:layer="backgroundobjects" svg:width="19.798cm" svg:height="11.136cm" svg:x="0.6cm" svg:y="2.257cm" presentation:class="page"/>
        <draw:frame presentation:style-name="TITLE_5f_1_5f_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5f_1_5f_1_5f_1_5f_1_5f_1_5f_1_5f_1_5f_1_5f_1_5f_1_5f_1_5f_1_5f_1_5f_1_5f_1_5f_1_5f_2_5f_1_5f_1" style:display-name="BLANK_1_1_1_1_1_1_1_1_1_1_1_1_1_1_1_1_2_1_1" style:page-layout-name="PM1" draw:style-name="Mdp2">
      <draw:g draw:name="Google Shape;350;p30">
        <draw:custom-shape draw:name="Google Shape;351;p30" draw:style-name="Mgr3" draw:text-style-name="MP5" draw:layer="layout" svg:width="9.643cm" svg:height="2.72cm" svg:x="12.99cm" svg:y="11.5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30" draw:style-name="Mgr3" draw:text-style-name="MP5" draw:layer="layout" svg:width="9.643cm" svg:height="2.72cm" svg:x="11.107cm" svg:y="10.1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30" draw:style-name="Mgr3" draw:text-style-name="MP5" draw:layer="layout" svg:width="9.643cm" svg:height="2.72cm" svg:x="9.288cm" svg:y="8.8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oogle Shape;354;p30">
        <draw:custom-shape draw:name="Google Shape;355;p30" draw:style-name="Mgr3" draw:text-style-name="MP5" draw:layer="layout" svg:width="9.643cm" svg:height="2.72cm" svg:x="15.758cm" svg:y="7.6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30" draw:style-name="Mgr3" draw:text-style-name="MP5" draw:layer="layout" svg:width="9.643cm" svg:height="2.72cm" svg:x="13.876cm" svg:y="6.1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0" draw:style-name="Mgr3" draw:text-style-name="MP5" draw:layer="layout" svg:width="9.643cm" svg:height="2.72cm" svg:x="12.057cm" svg:y="4.8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oogle Shape;358;p30">
        <draw:custom-shape draw:name="Google Shape;359;p30" draw:style-name="Mgr3" draw:text-style-name="MP5" draw:layer="layout" svg:width="11.33cm" svg:height="3.499cm" svg:x="14.069cm" svg:y="2.7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30" draw:style-name="Mgr3" draw:text-style-name="MP5" draw:layer="layout" svg:width="12.091cm" svg:height="5.14cm" svg:x="13.30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oogle Shape;361;p30">
        <draw:custom-shape draw:name="Google Shape;362;p30" draw:style-name="Mgr3" draw:text-style-name="MP5" draw:layer="layout" svg:width="9.643cm" svg:height="2.72cm" svg:x="15.758cm" svg:y="11.5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30" draw:style-name="Mgr3" draw:text-style-name="MP5" draw:layer="layout" svg:width="9.643cm" svg:height="2.72cm" svg:x="13.876cm" svg:y="10.1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30" draw:style-name="Mgr3" draw:text-style-name="MP5" draw:layer="layout" svg:width="9.643cm" svg:height="2.72cm" svg:x="12.057cm" svg:y="8.8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71;p30" presentation:style-name="BLANK_5f_1_5f_1_5f_1_5f_1_5f_1_5f_1_5f_1_5f_1_5f_1_5f_1_5f_1_5f_1_5f_1_5f_1_5f_1_5f_1_5f_2_5f_1_5f_1-title" draw:layer="backgroundobjects" svg:width="13.016cm" svg:height="5.102cm" svg:x="2.066cm" svg:y="2.066cm" presentation:class="title" presentation:placeholder="true" presentation:user-transformed="true">
        <draw:text-box/>
      </draw:frame>
      <presentation:notes style:page-layout-name="PM2">
        <draw:page-thumbnail presentation:style-name="BLANK_5f_1_5f_1_5f_1_5f_1_5f_1_5f_1_5f_1_5f_1_5f_1_5f_1_5f_1_5f_1_5f_1_5f_1_5f_1_5f_1_5f_2_5f_1_5f_1-title" draw:layer="backgroundobjects" svg:width="16.931cm" svg:height="9.524cm" svg:x="1.059cm" svg:y="1.93cm" presentation:class="page"/>
        <draw:frame presentation:style-name="BLANK_5f_1_5f_1_5f_1_5f_1_5f_1_5f_1_5f_1_5f_1_5f_1_5f_1_5f_1_5f_1_5f_1_5f_1_5f_1_5f_1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